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p text:style-name="First_20_paragraph">What you are about to read is my document containing my resume and plenty of additional details that a short resume cannot cover. I use this information to create resumes depending on the need. This document gives me a common source which allows me to keep the information up to date.</text:p>
      <text:p text:style-name="Text_20_body">One of the most valuable things I learned during my Full Sail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a few bullet points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list text:style-name="L1">
        <text:list-item>
          <text:p text:style-name="P1">Pen Name - Chastity White Rose</text:p>
        </text:list-item>
        <text:list-item>
          <text:p text:style-name="P1">Legal Name - Chandler Isaac Klebs</text:p>
        </text:list-item>
        <text:list-item>
          <text:p text:style-name="P1">Phone - (816) 844-2077</text:p>
        </text:list-item>
        <text:list-item>
          <text:p text:style-name="P1">email - chastitywhiterose@gmail.com</text:p>
        </text:list-item>
        <text:list-item>
          <text:p text:style-name="P1">City - Lee’s Summit, Missouri</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 source software. She uses words, video recordings, and graphic design to teach Chess and other topics to as many people as possible.</text:p>
      <text:h text:style-name="Heading_20_2" text:outline-level="2"><text:bookmark-start text:name="skills"/>Skills<text:bookmark-end text:name="skill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h text:style-name="Heading_20_3" text:outline-level="3"><text:bookmark-start text:name="full-sail-university"/>Full Sail University<text:bookmark-end text:name="full-sail-university"/></text:h>
      <text:list text:style-name="L4">
        <text:list-item>
          <text:p text:style-name="P4">Associate of Applied Science in Creative Writing (A.A.S.) - July 2025</text:p>
        </text:list-item>
      </text:list>
      <text:h text:style-name="Heading_20_1" text:outline-level="1"><text:bookmark-start text:name="experience"/>Experience<text:bookmark-end text:name="experience"/></text:h>
      <text:h text:style-name="Heading_20_2" text:outline-level="2"><text:bookmark-start text:name="wal-mart"/>Wal-Mart<text:bookmark-end text:name="wal-mart"/></text:h>
      <text:list text:style-name="L5">
        <text:list-item>
          <text:p text:style-name="P5">Overnight Stock Team Associate - September 2023 - Present</text:p>
        </text:list-item>
        <text:list-item>
          <text:p text:style-name="P5">Stocked Food and General Merchandise until 5 AM. Moved to other departments as instructed.</text:p>
        </text:list-item>
        <text:list-item>
          <text:p text:style-name="P5">Removed all trash and pallets from floor before customers arrive at store opening and then assist customers in locating and purchasing merchandise. Organized shelves until 7 AM.</text:p>
        </text:list-item>
        <text:list-item>
          <text:p text:style-name="P5">Start work in assigned area at 10 PM. Report work progress to Coaches and Team Leads through the night.</text:p>
        </text:list-item>
      </text:list>
      <text:h text:style-name="Heading_20_2" text:outline-level="2"><text:bookmark-start text:name="gamestop"/>GameStop<text:bookmark-end text:name="gamestop"/></text:h>
      <text:list text:style-name="L6">
        <text:list-item>
          <text:p text:style-name="P6">Game Advisor - June 2022 - February 2024</text:p>
        </text:list-item>
        <text:list-item>
          <text:p text:style-name="P6">Greeted customers and sold requested games and merchandise.</text:p>
        </text:list-item>
        <text:list-item>
          <text:p text:style-name="P6">Answered technical questions based on experience and reading materials employees were given.</text:p>
        </text:list-item>
        <text:list-item>
          <text:p text:style-name="P6">Promoted Gamestop Pro-Membership and explained how it saves money to recurring customers of over $60 annually.</text:p>
        </text:list-item>
      </text:list>
      <text:h text:style-name="Heading_20_2" text:outline-level="2"><text:bookmark-start text:name="hy-vee"/>Hy-Vee<text:bookmark-end text:name="hy-vee"/></text:h>
      <text:list text:style-name="L7">
        <text:list-item>
          <text:p text:style-name="P7">Floral Clerk and other Departments - October 2012 - July 2023</text:p>
        </text:list-item>
        <text:list-item>
          <text:p text:style-name="P7">Stocked Health Market and Health and Beauty Department.</text:p>
        </text:list-item>
        <text:list-item>
          <text:p text:style-name="P7">Wrote down Floral Delivery orders both in person and over the phone. Prepared these orders for pickup or delivery. Acted as Cashier at Floral Register.</text:p>
        </text:list-item>
        <text:list-item>
          <text:p text:style-name="P7">Sold items to customers, watered plants, and cleaned the shop before closing at 7 PM.</text:p>
        </text:list-item>
      </text:list>
      <text:h text:style-name="Heading_20_2" text:outline-level="2"><text:bookmark-start text:name="brillient"/>Brillient<text:bookmark-end text:name="brillient"/></text:h>
      <text:list text:style-name="L8">
        <text:list-item>
          <text:p text:style-name="P8">General Clerk - June 2019 - April 2021</text:p>
        </text:list-item>
        <text:list-item>
          <text:p text:style-name="P8">Kept records and tracked files at the National Records Center containing 17 million files.</text:p>
        </text:list-item>
        <text:list-item>
          <text:p text:style-name="P8">Sorted incoming files to the facility and entered barcode numbers into the computer database managed by the Department of Homeland Security.</text:p>
        </text:list-item>
        <text:list-item>
          <text:p text:style-name="P8">Placed files on the shelves and kept locations recorded digitally and on paper.</text:p>
        </text:list-item>
      </text:list>
      <text:h text:style-name="Heading_20_2" text:outline-level="2"><text:bookmark-start text:name="book-publications"/>Book Publications<text:bookmark-end text:name="book-publications"/></text:h>
      <text:list text:style-name="L9">
        <text:list-item>
          <text:p text:style-name="P9"><text:a xlink:type="simple" xlink:href="https://www.amazon.com/dp/B0F44DG4XD" office:name=""><text:span text:style-name="Definition">Chastity’s Chess Chapters</text:span></text:a> - authored a 100 page paperback and e-book to train new and advanced Chess players.</text:p>
        </text:list-item>
        <text:list-item>
          <text:p text:style-name="P9"><text:a xlink:type="simple" xlink:href="https://www.amazon.com/dp/B08YDT2XQG" office:name=""><text:span text:style-name="Definition">Chandler’s Honesty</text:span></text:a> - authored a series of mental health conversations with a unicorn since 2017.</text:p>
        </text:list-item>
        <text:list-item>
          <text:p text:style-name="P9"><text:a xlink:type="simple" xlink:href="https://adelaidebooks.org/the-elevator-debate" office:name=""><text:span text:style-name="Definition">The Elevator Debate</text:span></text:a> - composed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Published a relaxing clone of Tetris with no gravity to be used as a teaching tool. Released May 31, 2022.</text:p>
        </text:list-item>
        <text:list-item>
          <text:p text:style-name="P10"><text:a xlink:type="simple" xlink:href="https://chastitywhiterose.itch.io/cpu-chaste-chess" office:name=""><text:span text:style-name="Definition">Chaste Chess</text:span></text:a> - Published a small tool for creating animations of Chess games. Released on itch.io May 18, 2025.</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ly.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1" text:outline-level="1"><text:bookmark-start text:name="detailed-education-and-work-history"/>Detailed Education and Work History<text:bookmark-end text:name="detailed-education-and-work-history"/></text:h>
      <text:p text:style-name="First_20_paragraph">Unlike most people who attended public or private school for most of their childhood, I was actually homeschooled by my mother ever since we moved to Missouri, and the laws enabled her to homeschool me. I was severely bullied in public elementary school before that and was taught how to read by my mother at home because they did not teach phonics in public school. For my safety and better education, my mother schooled me until I was 18, and then I later got my GED in 2009 at MCC-Longview in Lee’s Summit.</text:p>
      <text:p text:style-name="Text_20_body">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to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of how a product or service should be used. Writing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 Although my main experience is in grocery stores, I believe my communication skills, both in speaking and writing, have been shaped by experiences with real customers, associates, and managers.</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s,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in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made plenty of arrangements myself in front of customers, and met their satisfaction when they wanted to give flowers to their friends, mothers, wives, or girlfriends.</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cleaned the shop and helped customers find the video games they were looking for. I enjoyed this job a lot, and it felt more like play than work. I never worked enough hours to make a significant amount of money, but I enjoyed it until I became too busy with Walmart later on.</text:p>
      <text:p text:style-name="Text_20_body">My interest in video games was primarily why I even applied for GameStop in the first place. The best knowledge I have is about the video games of the 1980s and 1990s. I also started the development of my Tetris game, Chaste Tris, during this time because I was inspired by my former roommate, who still had the original 1985 Gameboy and the Tetris game published for Gameboy in 1989. I understood that some games are so good that they must be protected and passed on. I no longer work for Gamestop, but my life is still just as dedicated to classic video games like Tetris, Solitaire, Pacman, and, of course, board games like Chess, Shogi, and Xiangqi. I love the players, and I love the games.</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ies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text:p text:style-name="Text_20_body">But one thing that I know for a fact from my ten-plus years as an author and my Full Sail University classes is that being a writer is the least reliable source of income unless a person is both highly skilled and fortunate enough to be employed by the right company, they cannot make a living on writing alone. Therefore, I intend to stay with Walmart while I write in my free time. The main purpose of my writing is to make a difference in the world and inspire people to think different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6-02T18:30:46Z</meta:creation-date>
    <dc:date>2025-06-02T18:30:46Z</dc:date>
  </office:meta>
</office:document-meta>
</file>